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Arial1" svg:font-family="Arial, Helvetica, sans-serif"/>
    <style:font-face style:name="Lohit Hindi1" svg:font-family="'Lohit Hindi'"/>
    <style:font-face style:name="Andale Mono" svg:font-family="'Andale Mono'" style:font-pitch="fixed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532f1"/>
    </style:style>
    <style:style style:name="P2" style:family="paragraph" style:parent-style-name="Standard">
      <style:text-properties style:font-name="Arial" officeooo:paragraph-rsid="0018c5ae"/>
    </style:style>
    <style:style style:name="P3" style:family="paragraph" style:parent-style-name="Standard">
      <style:text-properties style:font-name="Arial" officeooo:paragraph-rsid="0019ab20"/>
    </style:style>
    <style:style style:name="P4" style:family="paragraph" style:parent-style-name="Standard">
      <style:text-properties style:font-name="Arial" officeooo:paragraph-rsid="001b2882"/>
    </style:style>
    <style:style style:name="P5" style:family="paragraph" style:parent-style-name="Standard">
      <style:text-properties style:font-name="Arial" officeooo:paragraph-rsid="0020ee0d"/>
    </style:style>
    <style:style style:name="P6" style:family="paragraph" style:parent-style-name="Standard">
      <style:text-properties style:font-name="Arial" officeooo:paragraph-rsid="00241e43"/>
    </style:style>
    <style:style style:name="P7" style:family="paragraph" style:parent-style-name="Standard">
      <style:text-properties style:font-name="Arial" officeooo:paragraph-rsid="0025a6dc"/>
    </style:style>
    <style:style style:name="P8" style:family="paragraph" style:parent-style-name="Standard">
      <style:text-properties style:font-name="Arial" officeooo:paragraph-rsid="00269bf0"/>
    </style:style>
    <style:style style:name="P9" style:family="paragraph" style:parent-style-name="Standard">
      <style:text-properties style:font-name="Arial" officeooo:paragraph-rsid="0026cd14"/>
    </style:style>
    <style:style style:name="P10" style:family="paragraph" style:parent-style-name="Standard">
      <style:text-properties style:font-name="Arial" officeooo:paragraph-rsid="002931d2"/>
    </style:style>
    <style:style style:name="P11" style:family="paragraph" style:parent-style-name="Standard">
      <style:text-properties style:font-name="Arial" officeooo:paragraph-rsid="002b711f"/>
    </style:style>
    <style:style style:name="P12" style:family="paragraph" style:parent-style-name="Standard">
      <style:text-properties style:font-name="Arial" officeooo:paragraph-rsid="002d48a9"/>
    </style:style>
    <style:style style:name="P13" style:family="paragraph" style:parent-style-name="Standard">
      <style:text-properties style:font-name="Arial" officeooo:paragraph-rsid="0030412c"/>
    </style:style>
    <style:style style:name="P14" style:family="paragraph" style:parent-style-name="Standard">
      <style:text-properties style:font-name="Arial" officeooo:paragraph-rsid="00307631"/>
    </style:style>
    <style:style style:name="P15" style:family="paragraph" style:parent-style-name="Standard">
      <style:text-properties style:font-name="Arial" officeooo:paragraph-rsid="0033b445"/>
    </style:style>
    <style:style style:name="P16" style:family="paragraph" style:parent-style-name="Standard">
      <style:text-properties style:font-name="Arial" officeooo:paragraph-rsid="0040dadf"/>
    </style:style>
    <style:style style:name="P17" style:family="paragraph" style:parent-style-name="Standard">
      <style:text-properties style:font-name="Arial" officeooo:paragraph-rsid="0042b476"/>
    </style:style>
    <style:style style:name="P18" style:family="paragraph" style:parent-style-name="Standard">
      <style:text-properties style:font-name="Arial" officeooo:paragraph-rsid="00448923"/>
    </style:style>
    <style:style style:name="P19" style:family="paragraph" style:parent-style-name="Standard">
      <style:text-properties style:font-name="Arial" officeooo:paragraph-rsid="0051659a"/>
    </style:style>
    <style:style style:name="P20" style:family="paragraph" style:parent-style-name="Standard">
      <style:text-properties style:font-name="Arial" officeooo:paragraph-rsid="00524b08"/>
    </style:style>
    <style:style style:name="P21" style:family="paragraph" style:parent-style-name="Standard">
      <style:text-properties style:font-name="Arial" officeooo:paragraph-rsid="00555856"/>
    </style:style>
    <style:style style:name="P22" style:family="paragraph" style:parent-style-name="Standard">
      <style:text-properties style:font-name="Arial" officeooo:paragraph-rsid="00568bb6"/>
    </style:style>
    <style:style style:name="P23" style:family="paragraph" style:parent-style-name="Standard">
      <style:text-properties style:font-name="Arial" officeooo:paragraph-rsid="00574f31"/>
    </style:style>
    <style:style style:name="P24" style:family="paragraph" style:parent-style-name="Standard">
      <style:text-properties style:font-name="Arial" officeooo:paragraph-rsid="005bd4dc"/>
    </style:style>
    <style:style style:name="P25" style:family="paragraph" style:parent-style-name="Standard">
      <style:text-properties style:font-name="Arial" officeooo:paragraph-rsid="005c79bf"/>
    </style:style>
    <style:style style:name="P26" style:family="paragraph" style:parent-style-name="Standard">
      <style:text-properties style:font-name="Arial" officeooo:paragraph-rsid="005cc67c"/>
    </style:style>
    <style:style style:name="P27" style:family="paragraph" style:parent-style-name="Standard">
      <style:text-properties style:font-name="Arial" officeooo:paragraph-rsid="005ea0bd"/>
    </style:style>
    <style:style style:name="P28" style:family="paragraph" style:parent-style-name="Standard">
      <style:text-properties style:font-name="Arial" officeooo:paragraph-rsid="0061dd66"/>
    </style:style>
    <style:style style:name="P29" style:family="paragraph" style:parent-style-name="Standard">
      <style:text-properties style:font-name="Arial" officeooo:paragraph-rsid="00648569"/>
    </style:style>
    <style:style style:name="P30" style:family="paragraph" style:parent-style-name="Standard">
      <style:text-properties style:font-name="Arial" officeooo:paragraph-rsid="006823f5"/>
    </style:style>
    <style:style style:name="P31" style:family="paragraph" style:parent-style-name="Standard">
      <style:text-properties style:font-name="Arial" officeooo:paragraph-rsid="006958a0"/>
    </style:style>
    <style:style style:name="P32" style:family="paragraph" style:parent-style-name="Standard">
      <style:text-properties style:font-name="Arial" officeooo:paragraph-rsid="0079131a"/>
    </style:style>
    <style:style style:name="P33" style:family="paragraph" style:parent-style-name="Standard">
      <style:text-properties style:font-name="Arial" officeooo:paragraph-rsid="007c4dd6"/>
    </style:style>
    <style:style style:name="P34" style:family="paragraph" style:parent-style-name="Standard">
      <style:text-properties style:font-name="Arial" officeooo:paragraph-rsid="007f9ff9"/>
    </style:style>
    <style:style style:name="P35" style:family="paragraph" style:parent-style-name="Standard">
      <style:text-properties style:font-name="Arial" officeooo:paragraph-rsid="00830fb8"/>
    </style:style>
    <style:style style:name="P36" style:family="paragraph" style:parent-style-name="Standard">
      <style:text-properties style:font-name="Arial" officeooo:paragraph-rsid="00844e46"/>
    </style:style>
    <style:style style:name="P37" style:family="paragraph" style:parent-style-name="Standard">
      <style:text-properties style:font-name="Arial" officeooo:paragraph-rsid="00899be9"/>
    </style:style>
    <style:style style:name="P38" style:family="paragraph" style:parent-style-name="Standard">
      <style:text-properties style:font-name="Arial" officeooo:paragraph-rsid="008c0270"/>
    </style:style>
    <style:style style:name="P39" style:family="paragraph" style:parent-style-name="Standard">
      <style:text-properties style:font-name="Arial" officeooo:paragraph-rsid="0093b5d8"/>
    </style:style>
    <style:style style:name="P40" style:family="paragraph" style:parent-style-name="Standard">
      <style:text-properties style:font-name="Arial" officeooo:paragraph-rsid="009b2e9d"/>
    </style:style>
    <style:style style:name="P41" style:family="paragraph" style:parent-style-name="Standard">
      <style:text-properties style:font-name="Arial" officeooo:paragraph-rsid="009e4449"/>
    </style:style>
    <style:style style:name="P42" style:family="paragraph" style:parent-style-name="Standard">
      <style:text-properties style:font-name="Arial" officeooo:paragraph-rsid="00a24c9a"/>
    </style:style>
    <style:style style:name="P43" style:family="paragraph" style:parent-style-name="Standard">
      <style:text-properties style:font-name="Arial" officeooo:paragraph-rsid="00bd2d01"/>
    </style:style>
    <style:style style:name="P44" style:family="paragraph" style:parent-style-name="Standard">
      <style:text-properties style:font-name="Arial" officeooo:paragraph-rsid="00bdaa07"/>
    </style:style>
    <style:style style:name="P45" style:family="paragraph" style:parent-style-name="Standard">
      <style:text-properties style:font-name="Arial" officeooo:paragraph-rsid="00bee6f2"/>
    </style:style>
    <style:style style:name="P46" style:family="paragraph" style:parent-style-name="Standard">
      <style:text-properties style:font-name="Arial" officeooo:paragraph-rsid="00c0bb50"/>
    </style:style>
    <style:style style:name="P47" style:family="paragraph" style:parent-style-name="Standard">
      <style:text-properties style:font-name="Arial" officeooo:paragraph-rsid="00c2e07f"/>
    </style:style>
    <style:style style:name="P48" style:family="paragraph" style:parent-style-name="Standard">
      <style:text-properties style:font-name="Arial" officeooo:paragraph-rsid="00c3e12b"/>
    </style:style>
    <style:style style:name="P49" style:family="paragraph" style:parent-style-name="Standard">
      <style:text-properties style:font-name="Arial" officeooo:paragraph-rsid="00cefd3b"/>
    </style:style>
    <style:style style:name="P50" style:family="paragraph" style:parent-style-name="Standard">
      <style:text-properties style:font-name="Arial" officeooo:paragraph-rsid="00cf3237"/>
    </style:style>
    <style:style style:name="P51" style:family="paragraph" style:parent-style-name="Standard">
      <style:text-properties style:font-name="Arial" officeooo:paragraph-rsid="00cfd072"/>
    </style:style>
    <style:style style:name="P52" style:family="paragraph" style:parent-style-name="Standard">
      <style:text-properties style:font-name="Arial" officeooo:paragraph-rsid="00d4f77d"/>
    </style:style>
    <style:style style:name="P53" style:family="paragraph" style:parent-style-name="Standard">
      <style:text-properties style:font-name="Arial" officeooo:paragraph-rsid="00d64c1e"/>
    </style:style>
    <style:style style:name="P54" style:family="paragraph" style:parent-style-name="Standard">
      <style:text-properties style:font-name="Arial" officeooo:paragraph-rsid="00d879b7"/>
    </style:style>
    <style:style style:name="P55" style:family="paragraph" style:parent-style-name="Standard">
      <style:text-properties style:font-name="Arial" officeooo:paragraph-rsid="00e1e03a"/>
    </style:style>
    <style:style style:name="P56" style:family="paragraph" style:parent-style-name="Standard">
      <style:text-properties style:font-name="Arial" officeooo:paragraph-rsid="00e5028b"/>
    </style:style>
    <style:style style:name="P57" style:family="paragraph" style:parent-style-name="Standard">
      <style:text-properties style:font-name="Arial" officeooo:paragraph-rsid="00e8cdd8"/>
    </style:style>
    <style:style style:name="P58" style:family="paragraph" style:parent-style-name="Standard">
      <style:text-properties style:font-name="Arial" officeooo:paragraph-rsid="00ecec90"/>
    </style:style>
    <style:style style:name="P59" style:family="paragraph" style:parent-style-name="Standard">
      <style:text-properties style:font-name="Arial" officeooo:paragraph-rsid="00f27e1f"/>
    </style:style>
    <style:style style:name="P60" style:family="paragraph" style:parent-style-name="Standard">
      <style:text-properties style:font-name="Arial" officeooo:paragraph-rsid="01001bdf"/>
    </style:style>
    <style:style style:name="T1" style:family="text">
      <style:text-properties officeooo:rsid="001532f1"/>
    </style:style>
    <style:style style:name="T2" style:family="text">
      <style:text-properties officeooo:rsid="0017da38"/>
    </style:style>
    <style:style style:name="T3" style:family="text">
      <style:text-properties fo:font-variant="normal" fo:text-transform="none" fo:color="#333333" style:font-name="Arial1" fo:font-size="10.5pt" fo:letter-spacing="normal" fo:font-style="normal" fo:font-weight="normal" officeooo:rsid="0017da38"/>
    </style:style>
    <style:style style:name="T4" style:family="text">
      <style:text-properties officeooo:rsid="0018c5ae"/>
    </style:style>
    <style:style style:name="T5" style:family="text">
      <style:text-properties officeooo:rsid="0019ab20"/>
    </style:style>
    <style:style style:name="T6" style:family="text">
      <style:text-properties officeooo:rsid="001d9860"/>
    </style:style>
    <style:style style:name="T7" style:family="text">
      <style:text-properties officeooo:rsid="0020ee0d"/>
    </style:style>
    <style:style style:name="T8" style:family="text">
      <style:text-properties officeooo:rsid="0025a6dc"/>
    </style:style>
    <style:style style:name="T9" style:family="text">
      <style:text-properties officeooo:rsid="00269bf0"/>
    </style:style>
    <style:style style:name="T10" style:family="text">
      <style:text-properties officeooo:rsid="0026cd14"/>
    </style:style>
    <style:style style:name="T11" style:family="text">
      <style:text-properties officeooo:rsid="002931d2"/>
    </style:style>
    <style:style style:name="T12" style:family="text">
      <style:text-properties officeooo:rsid="002b06d0"/>
    </style:style>
    <style:style style:name="T13" style:family="text">
      <style:text-properties officeooo:rsid="002b711f"/>
    </style:style>
    <style:style style:name="T14" style:family="text">
      <style:text-properties officeooo:rsid="002d48a9"/>
    </style:style>
    <style:style style:name="T15" style:family="text">
      <style:text-properties officeooo:rsid="002e65cb"/>
    </style:style>
    <style:style style:name="T16" style:family="text">
      <style:text-properties officeooo:rsid="0030412c"/>
    </style:style>
    <style:style style:name="T17" style:family="text">
      <style:text-properties officeooo:rsid="00307631"/>
    </style:style>
    <style:style style:name="T18" style:family="text">
      <style:text-properties officeooo:rsid="0031d557"/>
    </style:style>
    <style:style style:name="T19" style:family="text">
      <style:text-properties officeooo:rsid="00322cf7"/>
    </style:style>
    <style:style style:name="T20" style:family="text">
      <style:text-properties officeooo:rsid="0033b24d"/>
    </style:style>
    <style:style style:name="T21" style:family="text">
      <style:text-properties officeooo:rsid="0033b445"/>
    </style:style>
    <style:style style:name="T22" style:family="text">
      <style:text-properties officeooo:rsid="003423c5"/>
    </style:style>
    <style:style style:name="T23" style:family="text">
      <style:text-properties officeooo:rsid="0034d43d"/>
    </style:style>
    <style:style style:name="T24" style:family="text">
      <style:text-properties officeooo:rsid="00361cdf"/>
    </style:style>
    <style:style style:name="T25" style:family="text">
      <style:text-properties officeooo:rsid="00368be4"/>
    </style:style>
    <style:style style:name="T26" style:family="text">
      <style:text-properties officeooo:rsid="0038e87e"/>
    </style:style>
    <style:style style:name="T27" style:family="text">
      <style:text-properties officeooo:rsid="003970a1"/>
    </style:style>
    <style:style style:name="T28" style:family="text">
      <style:text-properties officeooo:rsid="003ea378"/>
    </style:style>
    <style:style style:name="T29" style:family="text">
      <style:text-properties officeooo:rsid="0040dadf"/>
    </style:style>
    <style:style style:name="T30" style:family="text">
      <style:text-properties officeooo:rsid="0042b476"/>
    </style:style>
    <style:style style:name="T31" style:family="text">
      <style:text-properties officeooo:rsid="0043d0b3"/>
    </style:style>
    <style:style style:name="T32" style:family="text">
      <style:text-properties officeooo:rsid="00448923"/>
    </style:style>
    <style:style style:name="T33" style:family="text">
      <style:text-properties officeooo:rsid="0051659a"/>
    </style:style>
    <style:style style:name="T34" style:family="text">
      <style:text-properties officeooo:rsid="00524b08"/>
    </style:style>
    <style:style style:name="T35" style:family="text">
      <style:text-properties officeooo:rsid="0053c345"/>
    </style:style>
    <style:style style:name="T36" style:family="text">
      <style:text-properties officeooo:rsid="00555856"/>
    </style:style>
    <style:style style:name="T37" style:family="text">
      <style:text-properties officeooo:rsid="00568bb6"/>
    </style:style>
    <style:style style:name="T38" style:family="text">
      <style:text-properties officeooo:rsid="005711fb"/>
    </style:style>
    <style:style style:name="T39" style:family="text">
      <style:text-properties officeooo:rsid="00574f31"/>
    </style:style>
    <style:style style:name="T40" style:family="text">
      <style:text-properties officeooo:rsid="005bd4dc"/>
    </style:style>
    <style:style style:name="T41" style:family="text">
      <style:text-properties officeooo:rsid="005c79bf"/>
    </style:style>
    <style:style style:name="T42" style:family="text">
      <style:text-properties officeooo:rsid="005cc67c"/>
    </style:style>
    <style:style style:name="T43" style:family="text">
      <style:text-properties officeooo:rsid="005f2a39"/>
    </style:style>
    <style:style style:name="T44" style:family="text">
      <style:text-properties officeooo:rsid="0061dd66"/>
    </style:style>
    <style:style style:name="T45" style:family="text">
      <style:text-properties officeooo:rsid="00648569"/>
    </style:style>
    <style:style style:name="T46" style:family="text">
      <style:text-properties officeooo:rsid="00663555"/>
    </style:style>
    <style:style style:name="T47" style:family="text">
      <style:text-properties officeooo:rsid="00663cec"/>
    </style:style>
    <style:style style:name="T48" style:family="text">
      <style:text-properties officeooo:rsid="0066a887"/>
    </style:style>
    <style:style style:name="T49" style:family="text">
      <style:text-properties officeooo:rsid="006958a0"/>
    </style:style>
    <style:style style:name="T50" style:family="text">
      <style:text-properties officeooo:rsid="006a6120"/>
    </style:style>
    <style:style style:name="T51" style:family="text">
      <style:text-properties officeooo:rsid="0070d35e"/>
    </style:style>
    <style:style style:name="T52" style:family="text">
      <style:text-properties officeooo:rsid="00724c99"/>
    </style:style>
    <style:style style:name="T53" style:family="text">
      <style:text-properties officeooo:rsid="0072c982"/>
    </style:style>
    <style:style style:name="T54" style:family="text">
      <style:text-properties officeooo:rsid="0075522a"/>
    </style:style>
    <style:style style:name="T55" style:family="text">
      <style:text-properties officeooo:rsid="0076488f"/>
    </style:style>
    <style:style style:name="T56" style:family="text">
      <style:text-properties officeooo:rsid="0076e40f"/>
    </style:style>
    <style:style style:name="T57" style:family="text">
      <style:text-properties officeooo:rsid="0077afa7"/>
    </style:style>
    <style:style style:name="T58" style:family="text">
      <style:text-properties officeooo:rsid="0078db30"/>
    </style:style>
    <style:style style:name="T59" style:family="text">
      <style:text-properties officeooo:rsid="0079131a"/>
    </style:style>
    <style:style style:name="T60" style:family="text">
      <style:text-properties officeooo:rsid="007ab830"/>
    </style:style>
    <style:style style:name="T61" style:family="text">
      <style:text-properties officeooo:rsid="007f9ff9"/>
    </style:style>
    <style:style style:name="T62" style:family="text">
      <style:text-properties officeooo:rsid="00811a0c"/>
    </style:style>
    <style:style style:name="T63" style:family="text">
      <style:text-properties officeooo:rsid="00830fb8"/>
    </style:style>
    <style:style style:name="T64" style:family="text">
      <style:text-properties officeooo:rsid="00844e46"/>
    </style:style>
    <style:style style:name="T65" style:family="text">
      <style:text-properties officeooo:rsid="0085d4b2"/>
    </style:style>
    <style:style style:name="T66" style:family="text">
      <style:text-properties officeooo:rsid="00872437"/>
    </style:style>
    <style:style style:name="T67" style:family="text">
      <style:text-properties officeooo:rsid="0087f3f9"/>
    </style:style>
    <style:style style:name="T68" style:family="text">
      <style:text-properties officeooo:rsid="00899be9"/>
    </style:style>
    <style:style style:name="T69" style:family="text">
      <style:text-properties officeooo:rsid="008b3db9"/>
    </style:style>
    <style:style style:name="T70" style:family="text">
      <style:text-properties officeooo:rsid="008c0270"/>
    </style:style>
    <style:style style:name="T71" style:family="text">
      <style:text-properties officeooo:rsid="008df230"/>
    </style:style>
    <style:style style:name="T72" style:family="text">
      <style:text-properties officeooo:rsid="0092e607"/>
    </style:style>
    <style:style style:name="T73" style:family="text">
      <style:text-properties officeooo:rsid="0093b5d8"/>
    </style:style>
    <style:style style:name="T74" style:family="text">
      <style:text-properties officeooo:rsid="00973051"/>
    </style:style>
    <style:style style:name="T75" style:family="text">
      <style:text-properties officeooo:rsid="0098df73"/>
    </style:style>
    <style:style style:name="T76" style:family="text">
      <style:text-properties officeooo:rsid="009b2e9d"/>
    </style:style>
    <style:style style:name="T77" style:family="text">
      <style:text-properties officeooo:rsid="009cffee"/>
    </style:style>
    <style:style style:name="T78" style:family="text">
      <style:text-properties officeooo:rsid="009e4449"/>
    </style:style>
    <style:style style:name="T79" style:family="text">
      <style:text-properties officeooo:rsid="00a00779"/>
    </style:style>
    <style:style style:name="T80" style:family="text">
      <style:text-properties officeooo:rsid="00a11888"/>
    </style:style>
    <style:style style:name="T81" style:family="text">
      <style:text-properties officeooo:rsid="00a24c9a"/>
    </style:style>
    <style:style style:name="T82" style:family="text">
      <style:text-properties officeooo:rsid="00a2b160"/>
    </style:style>
    <style:style style:name="T83" style:family="text">
      <style:text-properties officeooo:rsid="00a35f08"/>
    </style:style>
    <style:style style:name="T84" style:family="text">
      <style:text-properties officeooo:rsid="00a4c4d5"/>
    </style:style>
    <style:style style:name="T85" style:family="text">
      <style:text-properties officeooo:rsid="00aa5525"/>
    </style:style>
    <style:style style:name="T86" style:family="text">
      <style:text-properties officeooo:rsid="00aa72b4"/>
    </style:style>
    <style:style style:name="T87" style:family="text">
      <style:text-properties officeooo:rsid="00aaa7ea"/>
    </style:style>
    <style:style style:name="T88" style:family="text">
      <style:text-properties officeooo:rsid="00af0ec0"/>
    </style:style>
    <style:style style:name="T89" style:family="text">
      <style:text-properties officeooo:rsid="00b34f13"/>
    </style:style>
    <style:style style:name="T90" style:family="text">
      <style:text-properties officeooo:rsid="00b42155"/>
    </style:style>
    <style:style style:name="T91" style:family="text">
      <style:text-properties officeooo:rsid="00b5e663"/>
    </style:style>
    <style:style style:name="T92" style:family="text">
      <style:text-properties officeooo:rsid="00bafe9e"/>
    </style:style>
    <style:style style:name="T93" style:family="text">
      <style:text-properties officeooo:rsid="00bb83a2"/>
    </style:style>
    <style:style style:name="T94" style:family="text">
      <style:text-properties officeooo:rsid="00bb9ccc"/>
    </style:style>
    <style:style style:name="T95" style:family="text">
      <style:text-properties officeooo:rsid="00bd2d01"/>
    </style:style>
    <style:style style:name="T96" style:family="text">
      <style:text-properties officeooo:rsid="00bdaa07"/>
    </style:style>
    <style:style style:name="T97" style:family="text">
      <style:text-properties officeooo:rsid="00bee6f2"/>
    </style:style>
    <style:style style:name="T98" style:family="text">
      <style:text-properties officeooo:rsid="00bf23f3"/>
    </style:style>
    <style:style style:name="T99" style:family="text">
      <style:text-properties officeooo:rsid="00c0bb50"/>
    </style:style>
    <style:style style:name="T100" style:family="text">
      <style:text-properties officeooo:rsid="00c2e07f"/>
    </style:style>
    <style:style style:name="T101" style:family="text">
      <style:text-properties officeooo:rsid="00c4b7ac"/>
    </style:style>
    <style:style style:name="T102" style:family="text">
      <style:text-properties officeooo:rsid="00c64d05"/>
    </style:style>
    <style:style style:name="T103" style:family="text">
      <style:text-properties officeooo:rsid="00c9c2ee"/>
    </style:style>
    <style:style style:name="T104" style:family="text">
      <style:text-properties officeooo:rsid="00cf3237"/>
    </style:style>
    <style:style style:name="T105" style:family="text">
      <style:text-properties officeooo:rsid="00cfd072"/>
    </style:style>
    <style:style style:name="T106" style:family="text">
      <style:text-properties officeooo:rsid="00d06b94"/>
    </style:style>
    <style:style style:name="T107" style:family="text">
      <style:text-properties officeooo:rsid="00d1ca31"/>
    </style:style>
    <style:style style:name="T108" style:family="text">
      <style:text-properties officeooo:rsid="00d4f77d"/>
    </style:style>
    <style:style style:name="T109" style:family="text">
      <style:text-properties officeooo:rsid="00d64c1e"/>
    </style:style>
    <style:style style:name="T110" style:family="text">
      <style:text-properties officeooo:rsid="00d879b7"/>
    </style:style>
    <style:style style:name="T111" style:family="text">
      <style:text-properties officeooo:rsid="00e013d5"/>
    </style:style>
    <style:style style:name="T112" style:family="text">
      <style:text-properties officeooo:rsid="00e1e03a"/>
    </style:style>
    <style:style style:name="T113" style:family="text">
      <style:text-properties officeooo:rsid="00e2506f"/>
    </style:style>
    <style:style style:name="T114" style:family="text">
      <style:text-properties officeooo:rsid="00e40d8e"/>
    </style:style>
    <style:style style:name="T115" style:family="text">
      <style:text-properties officeooo:rsid="00e5028b"/>
    </style:style>
    <style:style style:name="T116" style:family="text">
      <style:text-properties officeooo:rsid="00e71e6d"/>
    </style:style>
    <style:style style:name="T117" style:family="text">
      <style:text-properties officeooo:rsid="00e73ad0"/>
    </style:style>
    <style:style style:name="T118" style:family="text">
      <style:text-properties officeooo:rsid="00e8cdd8"/>
    </style:style>
    <style:style style:name="T119" style:family="text">
      <style:text-properties officeooo:rsid="00eb1350"/>
    </style:style>
    <style:style style:name="T120" style:family="text">
      <style:text-properties officeooo:rsid="00ef35cc"/>
    </style:style>
    <style:style style:name="T121" style:family="text">
      <style:text-properties officeooo:rsid="00f0d3db"/>
    </style:style>
    <style:style style:name="T122" style:family="text">
      <style:text-properties officeooo:rsid="00f27e1f"/>
    </style:style>
    <style:style style:name="T123" style:family="text">
      <style:text-properties officeooo:rsid="00f3ccdf"/>
    </style:style>
    <style:style style:name="T124" style:family="text">
      <style:text-properties officeooo:rsid="00f4bf8e"/>
    </style:style>
    <style:style style:name="T125" style:family="text">
      <style:text-properties officeooo:rsid="00f64df3"/>
    </style:style>
    <style:style style:name="T126" style:family="text">
      <style:text-properties style:text-underline-style="none" officeooo:rsid="00f6951c"/>
    </style:style>
    <style:style style:name="T127" style:family="text">
      <style:text-properties style:text-underline-style="none" officeooo:rsid="00f88f1e"/>
    </style:style>
    <style:style style:name="T128" style:family="text">
      <style:text-properties style:text-underline-style="none" officeooo:rsid="00fa5d96"/>
    </style:style>
    <style:style style:name="T129" style:family="text">
      <style:text-properties style:text-underline-style="none" officeooo:rsid="00fa90d9"/>
    </style:style>
    <style:style style:name="T130" style:family="text">
      <style:text-properties style:text-underline-style="none" officeooo:rsid="00e1e03a"/>
    </style:style>
    <style:style style:name="T131" style:family="text">
      <style:text-properties style:text-underline-style="none" officeooo:rsid="00fb202d"/>
    </style:style>
    <style:style style:name="T132" style:family="text">
      <style:text-properties style:text-underline-style="none" officeooo:rsid="00fcd263"/>
    </style:style>
    <style:style style:name="T133" style:family="text">
      <style:text-properties style:text-underline-style="none" officeooo:rsid="00fe995a"/>
    </style:style>
    <style:style style:name="T134" style:family="text">
      <style:text-properties style:text-underline-style="none" officeooo:rsid="01001bdf"/>
    </style:style>
    <style:style style:name="T135" style:family="text">
      <style:text-properties style:text-underline-style="none" officeooo:rsid="0100e917"/>
    </style:style>
    <style:style style:name="T136" style:family="text">
      <style:text-properties style:text-underline-style="none" officeooo:rsid="0102c5a6"/>
    </style:style>
    <style:style style:name="T137" style:family="text">
      <style:text-properties style:text-underline-style="none" officeooo:rsid="0104ed1e"/>
    </style:style>
    <style:style style:name="T138" style:family="text">
      <style:text-properties style:text-underline-style="none" officeooo:rsid="0106f33e"/>
    </style:style>
    <style:style style:name="T139" style:family="text">
      <style:text-properties style:text-underline-style="none" officeooo:rsid="0108b967"/>
    </style:style>
    <style:style style:name="T140" style:family="text">
      <style:text-properties style:text-underline-style="none" officeooo:rsid="01095813"/>
    </style:style>
    <style:style style:name="T141" style:family="text">
      <style:text-properties style:text-underline-style="none" officeooo:rsid="010b0692"/>
    </style:style>
    <style:style style:name="T142" style:family="text">
      <style:text-properties style:text-underline-style="none" officeooo:rsid="010b1aca"/>
    </style:style>
    <style:style style:name="T143" style:family="text">
      <style:text-properties officeooo:rsid="0106f33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Submitted by:</text:span></text:p>
      <text:p text:style-name="P5"><text:span text:style-name="T7">Ashish Sonone(110050022)</text:span></text:p>
      <text:p text:style-name="P5"><text:span text:style-name="T7">Ravi Kumar Roshan(110050033)</text:span></text:p>
      <text:p text:style-name="P5"><text:span text:style-name="T7"/></text:p>
      <text:p text:style-name="P5"><text:span text:style-name="T7">Task 1</text:span></text:p>
      <text:p text:style-name="P5"><text:span text:style-name="T7">=========</text:span></text:p>
      <text:p text:style-name="P27"><text:span text:style-name="T1">W1 : </text:span></text:p>
      <text:p text:style-name="P27"><text:span text:style-name="T1">1) begin;</text:span></text:p>
      <text:p text:style-name="P1"><text:span text:style-name="T1">2) update student set tot_cred = 55 where name = 'Tanaka';</text:span></text:p>
      <text:p text:style-name="P1"><text:span text:style-name="T1"/></text:p>
      <text:p text:style-name="P1"><text:span text:style-name="T1"></text:span></text:p>
      <text:p text:style-name="P4"><text:span text:style-name="T1">W2 :</text:span></text:p>
      <text:p text:style-name="P4"><text:span text:style-name="T1">1) begin;</text:span></text:p>
      <text:p text:style-name="P1"><text:span text:style-name="T1">2) select * from student where name = 'Tanaka';</text:span></text:p>
      <text:p text:style-name="P1"><text:span text:style-name="T1"><text:s text:c="3"/></text:span></text:p>
      <text:p text:style-name="P1"><text:span text:style-name="T1"><text:s text:c="8"/><text:tab/>"98988";"Tanaka";"Biology";120</text:span></text:p>
      <text:p text:style-name="P1"><text:span text:style-name="T1"><text:s text:c="8"/></text:span></text:p>
      <text:p text:style-name="P6"><text:span text:style-name="T1"><text:tab/></text:span><text:span text:style-name="T2">Observation : value of </text:span><text:span text:style-name="T4">tot_cred</text:span><text:span text:style-name="T3"> = 120</text:span></text:p>
      <text:p text:style-name="P1"><text:span text:style-name="T1"><text:s text:c="8"/><text:tab/></text:span><text:span text:style-name="T4">Explanation : This is expected since isolation level is read commited and first transaction is not yet commited, so it reads the original value.</text:span></text:p>
      <text:p text:style-name="P1"><text:span text:style-name="T1"></text:span></text:p>
      <text:p text:style-name="P1"><text:span text:style-name="T1">W1 :</text:span></text:p>
      <text:p text:style-name="P1"><text:span text:style-name="T1">3) commit;</text:span></text:p>
      <text:p text:style-name="P1"><text:span text:style-name="T1"><text:s text:c="8"/></text:span></text:p>
      <text:p text:style-name="P1"><text:span text:style-name="T1"/></text:p>
      <text:p text:style-name="P1"><text:span text:style-name="T1">W2 : </text:span></text:p>
      <text:p text:style-name="P1"><text:span text:style-name="T1">3) select * from student where name = 'Tanaka';</text:span></text:p>
      <text:p text:style-name="P2"><text:span text:style-name="T1"/></text:p>
      <text:p text:style-name="P1"><text:span text:style-name="T1"><text:s text:c="8"/><text:tab/>"98988";"Tanaka";"Biology";55</text:span></text:p>
      <text:p text:style-name="P1"><text:span text:style-name="T1"><text:s text:c="8"/></text:span></text:p>
      <text:p text:style-name="P1"><text:span text:style-name="T1"><text:s text:c="8"/><text:tab/></text:span><text:span text:style-name="T4">Observation : value of tot_cred = <text:s/>55</text:span></text:p>
      <text:p text:style-name="P2"><text:span text:style-name="T4"><text:tab/>Explanation : Since the first transaction has commited, so now we see the updated <text:s/>value </text:span><text:span text:style-name="T6">55.</text:span></text:p>
      <text:p text:style-name="P3"><text:span text:style-name="T1">4) commit;</text:span></text:p>
      <text:p text:style-name="P3"><text:span text:style-name="T5"><text:tab/>Query returned successfully with no result in 13 ms.</text:span><text:span text:style-name="T1"></text:span></text:p>
      <text:p text:style-name="P2"><text:span text:style-name="T1"/></text:p>
      <text:p text:style-name="P1"><text:span text:style-name="T8"/></text:p>
      <text:p text:style-name="P7"><text:span text:style-name="T8">Task 2</text:span></text:p>
      <text:p text:style-name="P7"><text:span text:style-name="T8">=========</text:span></text:p>
      <text:p text:style-name="P7"><text:span text:style-name="T8"/></text:p>
      <text:p text:style-name="P7"><text:span text:style-name="T8">W1:</text:span></text:p>
      <text:p text:style-name="P7"><text:span text:style-name="T8">1) <text:s/>begin;</text:span></text:p>
      <text:p text:style-name="P7"><text:span text:style-name="T8"/></text:p>
      <text:p text:style-name="P8"><text:span text:style-name="T9">2) update student set tot_cred = 44 where name = 'Tanaka'</text:span></text:p>
      <text:p text:style-name="P8"><text:span text:style-name="T9"/></text:p>
      <text:p text:style-name="P9"><text:span text:style-name="T10"/></text:p>
      <text:p text:style-name="P9"><text:span text:style-name="T10">W2:</text:span></text:p>
      <text:p text:style-name="P9"><text:span text:style-name="T10">1) begin;</text:span></text:p>
      <text:p text:style-name="P10"><text:span text:style-name="T11"/></text:p>
      <text:p text:style-name="P10"><text:span text:style-name="T11">2) select min(tot_cred) from student where name = 'Tanaka';</text:span></text:p>
      <text:p text:style-name="P10"><text:span text:style-name="T11"/></text:p>
      <text:p text:style-name="P10"><text:span text:style-name="T11"><text:tab/></text:span><text:span text:style-name="T12">Observation : output is 55</text:span></text:p>
      <text:p text:style-name="P10"><text:soft-page-break/><text:span text:style-name="T12"/></text:p>
      <text:p text:style-name="P11"><text:span text:style-name="T13">3) update student set tot_cred = (select min(tot_cred) from student where name = 'Tanaka')+20 where name = 'Tanaka'</text:span></text:p>
      <text:p text:style-name="P11"><text:span text:style-name="T13"/></text:p>
      <text:p text:style-name="P11"><text:span text:style-name="T13"><text:tab/>Observation : this query hangs</text:span></text:p>
      <text:p text:style-name="P11"><text:span text:style-name="T13"/></text:p>
      <text:p text:style-name="P12"><text:span text:style-name="T14">W1:</text:span></text:p>
      <text:p text:style-name="P12"><text:span text:style-name="T14">3) commit;</text:span></text:p>
      <text:p text:style-name="P12"><text:span text:style-name="T14"/></text:p>
      <text:p text:style-name="P12"><text:span text:style-name="T14"><text:tab/></text:span><text:span text:style-name="T15">Observation : query in window </text:span><text:span text:style-name="T19">2</text:span><text:span text:style-name="T15"> now completes since transaction in window 1 has commited.</text:span></text:p>
      <text:p text:style-name="P12"><text:span text:style-name="T14"/></text:p>
      <text:p text:style-name="P12"><text:span text:style-name="T14">W2:</text:span></text:p>
      <text:p text:style-name="P41"><text:span text:style-name="T78">4) commit;</text:span></text:p>
      <text:p text:style-name="P41"><text:span text:style-name="T78"><text:tab/></text:span><text:span text:style-name="T79">Observation : completes succesfully</text:span></text:p>
      <text:p text:style-name="P41"><text:span text:style-name="T78"/></text:p>
      <text:p text:style-name="P14"><text:span text:style-name="T78">5</text:span><text:span text:style-name="T16">) </text:span><text:span text:style-name="T17">select min(tot_cred) from student where name = 'Tanaka';</text:span></text:p>
      <text:p text:style-name="P14"><text:span text:style-name="T17"/></text:p>
      <text:p text:style-name="P13"><text:span text:style-name="T16"><text:tab/></text:span><text:span text:style-name="T18">Observation : output value is 75</text:span></text:p>
      <text:p text:style-name="P15"><text:span text:style-name="T18"><text:tab/></text:span><text:span text:style-name="T20">Explanatation :select </text:span><text:span text:style-name="T27">sub-</text:span><text:span text:style-name="T20">query in </text:span><text:span text:style-name="T21">update statement of W2 (</text:span><text:span text:style-name="T13">select min(tot_cred) from student where name = 'Tanaka')</text:span><text:span text:style-name="T21"> can be executed even if first transaction(W1) hasn't commited because isolation level is read commited. It sees the value 55(original) .And now it tries to set tot_credit value to 55 + 20 = 75. But since first transaction which has already updated tot_credit value for 'Tanaka' but hasn't commited, hence second transaction(W2) hangs waiting for first transaction to commit. </text:span><text:span text:style-name="T22">Once first transaction commits, second transaction </text:span><text:span text:style-name="T26">resumes and </text:span><text:span text:style-name="T22">updates tot_credit value to </text:span><text:span text:style-name="T23">75 </text:span><text:span text:style-name="T24">(</text:span><text:span text:style-name="T25">from </text:span><text:span text:style-name="T24">where it paused </text:span><text:span text:style-name="T28">i.e during updation</text:span><text:span text:style-name="T24">).</text:span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6"><text:span text:style-name="T29">Task 3(a)</text:span></text:p>
      <text:p text:style-name="P16"><text:span text:style-name="T29">========</text:span></text:p>
      <text:p text:style-name="P16"><text:span text:style-name="T29"/></text:p>
      <text:p text:style-name="P17"><text:span text:style-name="T30">W1:</text:span></text:p>
      <text:p text:style-name="P17"><text:span text:style-name="T30">1) begin;</text:span></text:p>
      <text:p text:style-name="P18"><text:span text:style-name="T31">2) </text:span><text:span text:style-name="T32">set transaction isolation level serializable;</text:span></text:p>
      <text:p text:style-name="P18"><text:span text:style-name="T32"/></text:p>
      <text:p text:style-name="P19"><text:span text:style-name="T30">W</text:span><text:span text:style-name="T33">2</text:span><text:span text:style-name="T30">:</text:span></text:p>
      <text:p text:style-name="P19"><text:span text:style-name="T30">1) begin;</text:span></text:p>
      <text:p text:style-name="P19"><text:span text:style-name="T31">2) </text:span><text:span text:style-name="T32">set transaction isolation level serializable;</text:span></text:p>
      <text:p text:style-name="P19"><text:span text:style-name="T32"/></text:p>
      <text:p text:style-name="P20"><text:span text:style-name="T34">W</text:span><text:span text:style-name="T37">1</text:span><text:span text:style-name="T34">:</text:span></text:p>
      <text:p text:style-name="P21"><text:span text:style-name="T35">3) </text:span><text:span text:style-name="T36">update student set tot_cred = 55 where name = 'Tanaka';</text:span></text:p>
      <text:p text:style-name="P21"><text:span text:style-name="T36"/></text:p>
      <text:p text:style-name="P22"><text:span text:style-name="T37">W2:</text:span></text:p>
      <text:p text:style-name="P23"><text:span text:style-name="T38">3) </text:span><text:span text:style-name="T39">select * from student where name = 'Tanaka';</text:span></text:p>
      <text:p text:style-name="P23"><text:span text:style-name="T39"><text:tab/></text:span><text:span text:style-name="T38">"98988";"Tanaka";"Biology";75</text:span></text:p>
      <text:p text:style-name="P30"><text:span text:style-name="T38"><text:tab/></text:span><text:span text:style-name="T48">Observation : </text:span><text:span text:style-name="T46">value of tot_cred = 75 <text:s/></text:span><text:span text:style-name="T47">which is the value before both transactions started</text:span></text:p>
      <text:p text:style-name="P30"><text:span text:style-name="T47"><text:tab/></text:span><text:span text:style-name="T50">Explanation : </text:span><text:span text:style-name="T51">This transaction is viewing the </text:span><text:span text:style-name="T52">snapshot of the database when it started. And at that time tot_cred = 75.</text:span></text:p>
      <text:p text:style-name="P23"><text:span text:style-name="T38"/></text:p>
      <text:p text:style-name="P24"><text:soft-page-break/><text:span text:style-name="T40">W1:</text:span></text:p>
      <text:p text:style-name="P25"><text:span text:style-name="T41">4) commit;</text:span></text:p>
      <text:p text:style-name="P25"><text:span text:style-name="T41"/></text:p>
      <text:p text:style-name="P26"><text:span text:style-name="T42">W2:</text:span></text:p>
      <text:p text:style-name="P28"><text:span text:style-name="T43">4) </text:span><text:span text:style-name="T44">select * from student where name = 'Tanaka';</text:span></text:p>
      <text:p text:style-name="P29"><text:span text:style-name="T44"><text:tab/></text:span><text:span text:style-name="T45">"98988";"Tanaka";"Biology";75</text:span></text:p>
      <text:p text:style-name="P29"><text:span text:style-name="T45"><text:tab/></text:span><text:span text:style-name="T46">Observation : value of tot_cred = 75 </text:span><text:span text:style-name="T47">which is the value before both transactions started</text:span></text:p>
      <text:p text:style-name="P29"><text:span text:style-name="T47"><text:tab/></text:span><text:span text:style-name="T53">Explanation : Even though first transaction has commited and updated value in database, this <text:s/></text:span><text:span text:style-name="T54">change is not reflected </text:span><text:span text:style-name="T55">to</text:span><text:span text:style-name="T54"> </text:span><text:span text:style-name="T53">second transaction since it is still working on its own copy of snapshot. </text:span><text:span text:style-name="T56">That update(due to first transaction) would be visible only to those transactions which start after first transaction has commited. </text:span><text:span text:style-name="T58">Hence it can be view as serializable</text:span><text:span text:style-name="T57"> such that first transaction executed after second transaction.</text:span></text:p>
      <text:p text:style-name="P26"><text:span text:style-name="T42"/></text:p>
      <text:p text:style-name="P31"><text:span text:style-name="T49">5) commit;</text:span></text:p>
      <text:p text:style-name="P24"><text:span text:style-name="T40"/></text:p>
      <text:p text:style-name="P24"><text:span text:style-name="T40"/></text:p>
      <text:p text:style-name="P32"><text:span text:style-name="T59">Task 3 (b)</text:span></text:p>
      <text:p text:style-name="P32"><text:span text:style-name="T59">=======</text:span></text:p>
      <text:p text:style-name="P32"/>
      <text:p text:style-name="P33"><text:span text:style-name="T30">W1:</text:span></text:p>
      <text:p text:style-name="P33"><text:span text:style-name="T30">1) begin;</text:span></text:p>
      <text:p text:style-name="P33"><text:span text:style-name="T31">2) </text:span><text:span text:style-name="T32">set transaction isolation level serializable;</text:span></text:p>
      <text:p text:style-name="P33"><text:span text:style-name="T32"/></text:p>
      <text:p text:style-name="P33"><text:span text:style-name="T30">W</text:span><text:span text:style-name="T33">2</text:span><text:span text:style-name="T30">:</text:span></text:p>
      <text:p text:style-name="P33"><text:span text:style-name="T30">1) begin;</text:span></text:p>
      <text:p text:style-name="P33"><text:span text:style-name="T31">2) </text:span><text:span text:style-name="T32">set transaction isolation level serializable;</text:span></text:p>
      <text:p text:style-name="P33"><text:span text:style-name="T32"/></text:p>
      <text:p text:style-name="P34"><text:span text:style-name="T61">W1:</text:span></text:p>
      <text:p text:style-name="P35"><text:span text:style-name="T62">3)</text:span><text:span text:style-name="T60"> </text:span><text:span text:style-name="T63">update student set tot_cred = 44 where name = 'Tanaka';</text:span></text:p>
      <text:p text:style-name="P35"><text:span text:style-name="T63"/></text:p>
      <text:p text:style-name="P35"><text:span text:style-name="T63">W2:</text:span></text:p>
      <text:p text:style-name="P36"><text:span text:style-name="T67">3</text:span><text:span text:style-name="T63">) </text:span><text:span text:style-name="T64">select min(tot_cred) from student where name = 'Tanaka';</text:span></text:p>
      <text:p text:style-name="P36"><text:span text:style-name="T64"><text:tab/>Observation : output is </text:span><text:span text:style-name="T65">55</text:span></text:p>
      <text:p text:style-name="P36"><text:span text:style-name="T65"/></text:p>
      <text:p text:style-name="P37"><text:span text:style-name="T67">4</text:span><text:span text:style-name="T66">) </text:span><text:span text:style-name="T68">update student set tot_cred = (select min(tot_cred) from student where name = 'Tanaka')+20 where name = 'Tanaka'</text:span></text:p>
      <text:p text:style-name="P37"><text:span text:style-name="T68"><text:tab/>Observation : query hangs </text:span><text:span text:style-name="T124">as both are trying to update same row</text:span></text:p>
      <text:p text:style-name="P37"><text:span text:style-name="T69"/></text:p>
      <text:p text:style-name="P38"><text:span text:style-name="T70">W1:</text:span></text:p>
      <text:p text:style-name="P38"><text:span text:style-name="T70">4) commit;</text:span></text:p>
      <text:p text:style-name="P39"><text:span text:style-name="T70"><text:tab/></text:span><text:span text:style-name="T84">Observation: </text:span><text:span text:style-name="T83">transaction 1 commits successfully. </text:span><text:span text:style-name="T72">In window 2</text:span><text:span text:style-name="T70"> </text:span><text:span text:style-name="T73">we get following error</text:span></text:p>
      <text:p text:style-name="P39"><text:span text:style-name="T73"><text:tab/></text:span><text:span text:style-name="T71">ERROR: <text:s/>could not serialize access due to concurrent update</text:span></text:p>
      <text:p text:style-name="P39"><text:span text:style-name="T71"><text:tab/></text:span><text:span text:style-name="T74">Explanation : </text:span><text:span text:style-name="T75">Update in transaction 2 failed because </text:span><text:span text:style-name="T85">isolation level is serializable. </text:span><text:span text:style-name="T86">And since first transaction has updated tot_cred for 'Tanaka' </text:span><text:span text:style-name="T91">and commited it</text:span><text:span text:style-name="T86">, </text:span><text:span text:style-name="T87">second transaction cannot write to same row because then </text:span><text:span text:style-name="T88">the two transactions won't be serializable. </text:span><text:span text:style-name="T89">This is because </text:span><text:span text:style-name="T90">first transaction has updated it to 44. </text:span><text:span text:style-name="T92">And if second were to be serialized </text:span><text:span text:style-name="T93">after first </text:span><text:span text:style-name="T92">then it should write value (44 + 20) as it </text:span><text:span text:style-name="T94">should've seen the updated value. But since second tried to write (55 + 20 i.e original old value + 20) serializabilty is compromised and hence aborting second transaction.</text:span></text:p>
      <text:p text:style-name="P38"><text:span text:style-name="T70"/></text:p>
      <text:p text:style-name="P38"><text:span text:style-name="T70">W2:</text:span></text:p>
      <text:p text:style-name="P38"><text:soft-page-break/><text:span text:style-name="T70">5) </text:span><text:span text:style-name="T76">commit;</text:span></text:p>
      <text:p text:style-name="P40"><text:span text:style-name="T76"><text:tab/>WARNING: <text:s/>there is no transaction in progress</text:span></text:p>
      <text:p text:style-name="P40"><text:span text:style-name="T76"><text:tab/></text:span><text:span text:style-name="T77">Explanation : Since the second transaction has been aborted due to error above.</text:span></text:p>
      <text:p text:style-name="P42"><text:span text:style-name="T80">6) </text:span><text:span text:style-name="T17">select min(tot_cred) from student where name = 'Tanaka';</text:span></text:p>
      <text:p text:style-name="P42"><text:span text:style-name="T17"><text:tab/></text:span><text:span text:style-name="T81">Observation : output is 44. </text:span></text:p>
      <text:p text:style-name="P42"><text:span text:style-name="T81"><text:tab/></text:span><text:span text:style-name="T82">Explanation : This is the value succesfully commited by <text:s/>the first transaction(second transaction has failed)</text:span></text:p>
      <text:p text:style-name="P40"><text:span text:style-name="T77"/></text:p>
      <text:p text:style-name="P19"><text:span text:style-name="T33"/></text:p>
      <text:p text:style-name="P15"><text:span text:style-name="T24"/></text:p>
      <text:p text:style-name="P43"><text:span text:style-name="T95">Task 4</text:span></text:p>
      <text:p text:style-name="P43"><text:span text:style-name="T95">=======</text:span></text:p>
      <text:p text:style-name="P48"><text:span text:style-name="T101">query : </text:span><text:span text:style-name="T97">select id, salary from instructor where id in('22222', '15151')</text:span></text:p>
      <text:p text:style-name="P48"><text:span text:style-name="T102">output : <text:tab/></text:span><text:span text:style-name="T96">"15151";40000.00</text:span></text:p>
      <text:p text:style-name="P48"><text:span text:style-name="T96"><text:tab/><text:tab/>"22222";95000.00</text:span></text:p>
      <text:p text:style-name="P48"><text:span text:style-name="T96"/></text:p>
      <text:p text:style-name="P44"><text:span text:style-name="T96">W1:</text:span></text:p>
      <text:p text:style-name="P45"><text:span text:style-name="T96">1) </text:span><text:span text:style-name="T103">begin</text:span></text:p>
      <text:p text:style-name="P46"><text:span text:style-name="T98">2) </text:span><text:span text:style-name="T99">set transaction isolation level serializable;</text:span></text:p>
      <text:p text:style-name="P46"><text:span text:style-name="T99"/></text:p>
      <text:p text:style-name="P47"><text:span text:style-name="T100">W2:</text:span></text:p>
      <text:p text:style-name="P49"><text:span text:style-name="T96">1) </text:span><text:span text:style-name="T103">begin</text:span></text:p>
      <text:p text:style-name="P49"><text:span text:style-name="T98">2) </text:span><text:span text:style-name="T99">set transaction isolation level serializable;</text:span></text:p>
      <text:p text:style-name="P49"><text:span text:style-name="T99"/></text:p>
      <text:p text:style-name="P50"><text:span text:style-name="T104">W1:</text:span></text:p>
      <text:p text:style-name="P55"><text:span text:style-name="T104">3) </text:span><text:span text:style-name="T112">update instructor set salary = (select salary from instructor where id = '22222') where id = '15151';</text:span></text:p>
      <text:p text:style-name="P50"><text:span text:style-name="T104"><text:tab/></text:span><text:span text:style-name="T107">Observation : success</text:span></text:p>
      <text:p text:style-name="P51"><text:span text:style-name="T105">W2:</text:span></text:p>
      <text:p text:style-name="P55"><text:span text:style-name="T105">3) </text:span><text:span text:style-name="T112">update instructor set salary = (select salary from instructor where id = '15151') where id = '22222';</text:span></text:p>
      <text:p text:style-name="P51"><text:span text:style-name="T105"><text:tab/></text:span><text:span text:style-name="T106">Observation : </text:span><text:span text:style-name="T111">success</text:span></text:p>
      <text:p text:style-name="P51"><text:span text:style-name="T111"><text:tab/></text:span><text:span text:style-name="T113">Explanation : since both are trying to update different </text:span><text:span text:style-name="T125">rows</text:span></text:p>
      <text:p text:style-name="P51"><text:span text:style-name="T107"/></text:p>
      <text:p text:style-name="P52"><text:span text:style-name="T108">W1:</text:span></text:p>
      <text:p text:style-name="P52"><text:span text:style-name="T108">4) commit;</text:span></text:p>
      <text:p text:style-name="P53"><text:span text:style-name="T108"><text:tab/></text:span><text:span text:style-name="T109">success</text:span></text:p>
      <text:p text:style-name="P15"><text:span text:style-name="T24"/></text:p>
      <text:p text:style-name="P54"><text:span text:style-name="T110">W2:</text:span></text:p>
      <text:p text:style-name="P54"><text:span text:style-name="T110">4) commit;</text:span></text:p>
      <text:p text:style-name="P54"><text:span text:style-name="T110"><text:tab/></text:span><text:span text:style-name="T114">Got the following error: </text:span></text:p>
      <text:p text:style-name="P56"><text:span text:style-name="T114"><text:tab/></text:span><text:span text:style-name="T115">ERROR: could not serialize access due to read/write dependencies among transactions</text:span></text:p>
      <text:p text:style-name="P56"><text:span text:style-name="T115"><text:tab/>DETAIL: Reason code: Canceled on identification as a pivot, during commit attempt.</text:span></text:p>
      <text:p text:style-name="P56"><text:span text:style-name="T115"><text:tab/>HINT: The transaction might succeed if retried.</text:span></text:p>
      <text:p text:style-name="P56"><text:span text:style-name="T115"/></text:p>
      <text:p text:style-name="P60"><text:span text:style-name="T115"><text:tab/></text:span><text:span text:style-name="T116">Explanation : </text:span><text:span text:style-name="T143">First transaction has already commited. This commit</text:span><text:span text:style-name="T126"> failed because </text:span><text:span text:style-name="T127">for serializability, </text:span><text:span text:style-name="T132">second </text:span><text:span text:style-name="T128">transaction should have read the updated value of </text:span><text:span text:style-name="T129">subquery </text:span><text:span text:style-name="T130">(select salary from instructor where id = '15151') </text:span><text:span text:style-name="T134">which is </text:span><text:span text:style-name="T135">95000.</text:span><text:span text:style-name="T130"> </text:span><text:span text:style-name="T131">But since </text:span><text:span text:style-name="T139">subquery</text:span><text:span text:style-name="T136"> value was stale i.e 40000</text:span><text:span text:style-name="T140">(</text:span><text:span text:style-name="T141">as in </text:span><text:span text:style-name="T140">the snapshot </text:span><text:span text:style-name="T142">before both </text:span><text:span text:style-name="T140">transaction </text:span><text:span text:style-name="T142">started</text:span><text:span text:style-name="T140">)</text:span><text:span text:style-name="T136"> and hence second quer</text:span><text:span text:style-name="T140">y</text:span><text:span text:style-name="T136"> needed to be aborted.</text:span></text:p>
      <text:p text:style-name="P60"><text:span text:style-name="T136"/></text:p>
      <text:p text:style-name="P56"><text:soft-page-break/><text:span text:style-name="T116"/></text:p>
      <text:p text:style-name="P58"><text:span text:style-name="T117">Query </text:span><text:span text:style-name="T119">to check state of the system </text:span><text:span text:style-name="T117">: </text:span></text:p>
      <text:p text:style-name="P58"><text:span text:style-name="T97">select id, salary from instructor where id in('22222', '15151')</text:span></text:p>
      <text:p text:style-name="P57"><text:span text:style-name="T120">output :<text:tab/></text:span><text:span text:style-name="T118">"15151";</text:span><text:span text:style-name="T121">95</text:span><text:span text:style-name="T118">000.00</text:span></text:p>
      <text:p text:style-name="P57"><text:span text:style-name="T118"><text:tab/><text:tab/>"22222";</text:span><text:span text:style-name="T121">95</text:span><text:span text:style-name="T118">000.00</text:span></text:p>
      <text:p text:style-name="P59"><text:span text:style-name="T122">Explanation : </text:span><text:span text:style-name="T123">This is because only first transaction was succesful.</text:span></text:p>
      <text:p text:style-name="P11"><text:span text:style-name="T13"/></text:p>
      <text:p text:style-name="P11"><text:span text:style-name="T13"/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ingbats" svg:font-family="Dingbats" style:font-pitch="variable" style:font-charset="x-symbol"/>
    <style:font-face style:name="Arial1" svg:font-family="Arial, Helvetica, sans-serif"/>
    <style:font-face style:name="Lohit Hindi1" svg:font-family="'Lohit Hindi'"/>
    <style:font-face style:name="Andale Mono" svg:font-family="'Andale Mono'" style:font-pitch="fixed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ish </meta:initial-creator>
    <meta:creation-date>2014-10-09T22:50:09</meta:creation-date>
    <dc:date>2014-10-10T01:09:48</dc:date>
    <dc:creator>ashish </dc:creator>
    <meta:editing-duration>PT2H18M29S</meta:editing-duration>
    <meta:editing-cycles>240</meta:editing-cycles>
    <meta:generator>LibreOffice/4.0.2.2$Linux_x86 LibreOffice_project/400m0$Build-2</meta:generator>
    <meta:document-statistic meta:table-count="0" meta:image-count="0" meta:object-count="0" meta:page-count="5" meta:paragraph-count="132" meta:word-count="959" meta:character-count="6086" meta:non-whitespace-character-count="5110"/>
  </office:meta>
</office:document-meta>
</file>